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2cm" style:rel-column-width="12332*"/>
    </style:style>
    <style:style style:name="Tabla1.B" style:family="table-column">
      <style:table-column-properties style:column-width="13.801cm" style:rel-column-width="53203*"/>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officeooo:paragraph-rsid="00105e29"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officeooo:paragraph-rsid="00105e2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3c50" officeooo:paragraph-rsid="00113c5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abac" officeooo:paragraph-rsid="0012aba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abac" officeooo:paragraph-rsid="0012aba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701d" officeooo:paragraph-rsid="0014701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rsid="00105e29" officeooo:paragraph-rsid="00105e29"/>
    </style:style>
    <style:style style:name="P8" style:family="paragraph" style:parent-style-name="Table_20_Contents">
      <style:text-properties officeooo:rsid="001a8b3f" officeooo:paragraph-rsid="00113c50"/>
    </style:style>
    <style:style style:name="P9" style:family="paragraph" style:parent-style-name="Table_20_Contents">
      <style:paragraph-properties fo:text-align="start" style:justify-single-word="false"/>
      <style:text-properties officeooo:paragraph-rsid="00105e29"/>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officeooo:paragraph-rsid="00105e2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2abac"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officeooo:rsid="0014af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column table:style-name="Tabla1.B"/>
        <table:table-row>
          <table:table-cell table:style-name="Tabla1.A1" office:value-type="string">
            <text:p text:style-name="P2">ID de HU</text:p>
          </table:table-cell>
          <table:table-cell table:style-name="Tabla1.B1" office:value-type="string">
            <text:p text:style-name="P3">HU-012</text:p>
          </table:table-cell>
        </table:table-row>
        <table:table-row>
          <table:table-cell table:style-name="Tabla1.A2" office:value-type="string">
            <text:p text:style-name="P2">Titulo</text:p>
          </table:table-cell>
          <table:table-cell table:style-name="Tabla1.B2" office:value-type="string">
            <text:p text:style-name="P8">Consulta de historial académico de los alumnos</text:p>
          </table:table-cell>
        </table:table-row>
        <table:table-row>
          <table:table-cell table:style-name="Tabla1.A2" office:value-type="string">
            <text:p text:style-name="P2">Declaración</text:p>
          </table:table-cell>
          <table:table-cell table:style-name="Tabla1.B2" office:value-type="string">
            <text:p text:style-name="P9"><text:span text:style-name="T1">Como alumno quiero verificar mi historial, para poder verificar mi progreso en la carrera, es decir, cuales materias me falt</text:span><text:span text:style-name="T2">a</text:span><text:span text:style-name="T1">n, que materias curso, cuales me faltan por cursar, etc.</text:span></text:p>
          </table:table-cell>
        </table:table-row>
        <table:table-row>
          <table:table-cell table:style-name="Tabla1.A2" office:value-type="string">
            <text:p text:style-name="P7">Descripción Detallada</text:p>
          </table:table-cell>
          <table:table-cell table:style-name="Tabla1.B2" office:value-type="string">
            <text:p text:style-name="P5"><text:span text:style-name="Strong_20_Emphasis"><text:span text:style-name="T3">El sistema debe mostrar el historial académico del alumno, incluyendo: datos de la carrera y del plan de estudio, materias aprobadas con su respectiva nota final y materias que está cursando. Además, en la parte superior debe aparecer una opción para que, junto con las materias en curso, se muestren también las que el alumno deberá cursar para completar el plan, indicando en cada caso cuáles le faltan como requisito para poder inscribirse.</text:span></text:span></text:p>
          </table:table-cell>
        </table:table-row>
        <table:table-row>
          <table:table-cell table:style-name="Tabla1.A2" office:value-type="string">
            <text:p text:style-name="P2">Criterios de</text:p>
            <text:p text:style-name="P2">Validación</text:p>
            <text:p text:style-name="P2">(Criterios de</text:p>
            <text:p text:style-name="P2">Aceptación)</text:p>
          </table:table-cell>
          <table:table-cell table:style-name="Tabla1.B2" office:value-type="string">
            <text:p text:style-name="P4">1. <text:span text:style-name="T4">E</text:span>l historial académico muestra los datos de la carrera y del plan del estudio del alumno en formato tabla.</text:p>
            <text:p text:style-name="P4">2. <text:span text:style-name="T4">E</text:span>l historial académico lista todas las materias aprobadas con su nota final.</text:p>
            <text:p text:style-name="P4">3. <text:span text:style-name="T4">E</text:span>l historial debe mostrar todas las materias que el alumno esta cursando con su respectivo periodo/comisión.</text:p>
            <text:p text:style-name="P4">4. <text:span text:style-name="T4">A</text:span>l activarse la opción de arriba el alumno aparte de visualizar las materias en curso el historial debe mostrar las materias pendientes para completar el plan de estudio.</text:p>
            <text:p text:style-name="P4">5. <text:span text:style-name="T4">E</text:span>l historial debe para cada materia pendiente mostrar los requisitos para cursarla(correlativas).</text:p>
          </table:table-cell>
        </table:table-row>
        <table:table-row>
          <table:table-cell table:style-name="Tabla1.A2" office:value-type="string">
            <text:p text:style-name="P2">Tareas</text:p>
            <text:p text:style-name="P2">Asociadas a la </text:p>
            <text:p text:style-name="P2">Implementación</text:p>
          </table:table-cell>
          <table:table-cell table:style-name="Tabla1.B2" office:value-type="string">
            <text:p text:style-name="P6">1. <text:span text:style-name="T4">C</text:span>rear modelo de datos para representar el historial académico del alumno.</text:p>
            <text:p text:style-name="P6">2. <text:span text:style-name="T4">I</text:span>mplementación de la opción de mostrar materias en curso o materias en curso y pendientes.</text:p>
            <text:p text:style-name="P6">3. <text:span text:style-name="T4">C</text:span>ontroles de seguridad para que solo administradores, profesores y alumnos vean historiales de los alumnos.</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4:18:30.209506127</meta:creation-date>
    <dc:date>2025-09-17T19:38:52.903165357</dc:date>
    <meta:editing-duration>PT6M26S</meta:editing-duration>
    <meta:editing-cycles>2</meta:editing-cycles>
    <meta:generator>LibreOffice/24.2.7.2$Linux_X86_64 LibreOffice_project/420$Build-2</meta:generator>
    <meta:document-statistic meta:table-count="1" meta:image-count="0" meta:object-count="0" meta:page-count="1" meta:paragraph-count="23" meta:word-count="264" meta:character-count="1654" meta:non-whitespace-character-count="1412"/>
  </office:meta>
</office:document-meta>
</file>